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3d670"/>
    </style:style>
    <style:style style:name="P3" style:family="paragraph" style:parent-style-name="Text_20_body" style:list-style-name="L1">
      <style:text-properties officeooo:paragraph-rsid="00043a90"/>
    </style:style>
    <style:style style:name="P4" style:family="paragraph" style:parent-style-name="Text_20_body" style:list-style-name="L1">
      <style:text-properties fo:font-weight="bold" officeooo:paragraph-rsid="0003d670" style:font-weight-asian="bold" style:font-weight-complex="bold"/>
    </style:style>
    <style:style style:name="P5" style:family="paragraph" style:parent-style-name="Text_20_body" style:list-style-name="L1">
      <style:text-properties fo:font-weight="bold" officeooo:rsid="0003d670" officeooo:paragraph-rsid="0003d670" style:font-weight-asian="bold" style:font-weight-complex="bold"/>
    </style:style>
    <style:style style:name="P6" style:family="paragraph" style:parent-style-name="Text_20_body">
      <style:text-properties officeooo:paragraph-rsid="0003d670"/>
    </style:style>
    <style:style style:name="P7" style:family="paragraph" style:parent-style-name="Text_20_body">
      <style:text-properties officeooo:rsid="0003d670" officeooo:paragraph-rsid="0003d670"/>
    </style:style>
    <style:style style:name="T1" style:family="text">
      <style:text-properties officeooo:rsid="00043a9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lfie emprendedor con Javier Rodríguez </text:p>
      <text:list xml:id="list1263805910" text:style-name="L1">
        <text:list-item>
          <text:p text:style-name="P2"><text:span text:style-name="Strong_20_Emphasis">¿Qué motivos te llevaron a crear la empresa?</text:span></text:p>
          <text:p text:style-name="P2"><text:s/>Decidí crear esta empresa de electrónica porque tenía una fuerte pasión por la tecnología y la electrónica. Además, quería ofrecer a los residentes de <text:span text:style-name="T1">Triana</text:span> una tienda local donde pudieran encontrar una amplia gama de productos electrónicos a precios competitivos. La idea de ser mi propio jefe y contribuir al desarrollo tecnológico en la comunidad también fue un fuerte motivador.</text:p>
        </text:list-item>
        <text:list-item>
          <text:p text:style-name="P2"><text:span text:style-name="Strong_20_Emphasis">¿Cómo te surgió la idea?</text:span></text:p>
          <text:p text:style-name="P2"><text:s/>La idea surgió cuando noté que, a pesar de ser un barrio residencial en crecimiento, <text:span text:style-name="T1">Triana</text:span> carecía de una tienda de electrónica local que ofreciera productos de calidad y servicio personalizado. Me di cuenta de que había una oportunidad para llenar ese vacío en el mercado y proporcionar a los clientes una experiencia de compra más conveniente y personalizada.</text:p>
        </text:list-item>
        <text:list-item>
          <text:p text:style-name="P2"><text:span text:style-name="Strong_20_Emphasis">¿Cómo fueron los comienzos y por qué?</text:span></text:p>
          <text:p text:style-name="P3">Al principio, los comienzos fueron desafiantes. Abrir una tienda de electrónica requería una inversión inicial significativa en inventario y equipo. Además, la competencia en el sector era fuerte. Sin embargo, perseveré y trabajé duro para establecer relaciones con proveedores, ofrecer un servicio excepcional y construir una base de clientes leales. La razón por la que continué fue mi fuerte creencia en la visión del negocio y el deseo de satisfacer las necesidades de los residentes de <text:span text:style-name="T1">Triana</text:span>.</text:p>
        </text:list-item>
        <text:list-item>
          <text:p text:style-name="P2"><text:span text:style-name="Strong_20_Emphasis">¿Crees que la ilusión es importante para no desfallecer?</text:span> </text:p>
          <text:p text:style-name="P2">Absolutamente, la ilusión y la pasión son fundamentales para mantenerse motivado y superar los desafíos que surgen al emprender. La ilusión te impulsa a seguir adelante, a aprender de los obstáculos y a adaptarte a las circunstancias cambiantes.</text:p>
        </text:list-item>
        <text:list-item>
          <text:p text:style-name="P2"><text:span text:style-name="Strong_20_Emphasis">¿Qué riesgos se asumen cuando se es emprendedor?</text:span> </text:p>
          <text:p text:style-name="P2">Ser emprendedor conlleva varios riesgos, como la inversión inicial de capital, la incertidumbre sobre la rentabilidad del negocio, la competencia en el mercado y la responsabilidad financiera. Además, estás asumiendo la carga de la toma de decisiones y la gestión del negocio. Los riesgos son parte integral del emprendimiento, pero una planificación adecuada y una gestión eficiente pueden ayudar a mitigarlos.</text:p>
        </text:list-item>
        <text:list-item>
          <text:p text:style-name="P2"><text:span text:style-name="Strong_20_Emphasis">¿Es necesario disponer de todo el capital para comenzar?</text:span></text:p>
          <text:p text:style-name="P2"><text:s/>No necesariamente. A menudo, puedes comenzar tu negocio con una inversión inicial parcial y buscar fuentes adicionales de financiación, como préstamos, inversionistas o crowdfunding. La clave es planificar y administrar tu capital de manera eficiente.</text:p>
        </text:list-item>
        <text:list-item>
          <text:p text:style-name="P2"><text:span text:style-name="Strong_20_Emphasis">¿Qué sabías de este tipo de negocios antes de empezar?</text:span></text:p>
          <text:p text:style-name="P3"><text:s/>Tenía un buen conocimiento de productos electrónicos y tecnología, así como experiencia en ventas y servicio al cliente. También había investigado el mercado local y las necesidades de los clientes en <text:span text:style-name="T1">Triana</text:span> para estar mejor preparado.</text:p>
        </text:list-item>
        <text:list-item>
          <text:p text:style-name="P1"><text:soft-page-break/><text:span text:style-name="Strong_20_Emphasis">¿El emprendedor debe saber cómo gestionar una empresa?</text:span> Sí, es fundamental tener al menos una comprensión básica de la gestión empresarial. Esto incluye la contabilidad, la gestión de inventario, la atención al cliente y la toma de decisiones estratégicas. Puedes aprender estas habilidades a medida que avanzas, pero tener una base sólida es beneficioso.</text:p>
        </text:list-item>
      </text:list>
      <text:p text:style-name="Text_20_body"/>
      <text:p text:style-name="Text_20_body"/>
      <text:list xml:id="list223458781211166" text:continue-numbering="true" text:style-name="L1">
        <text:list-item>
          <text:p text:style-name="P2"><text:span text:style-name="Strong_20_Emphasis">¿Qué habilidades personales se necesitan para ser emprendedor?</text:span> </text:p>
          <text:p text:style-name="P2">Habilidades como la resiliencia, la toma de decisiones, la capacidad de asumir riesgos calculados, la creatividad y la habilidad para adaptarse a cambios son esenciales para ser un emprendedor exitoso.</text:p>
        </text:list-item>
        <text:list-item>
          <text:p text:style-name="P2"><text:span text:style-name="Strong_20_Emphasis">¿Qué consejo me darías?</text:span> </text:p>
          <text:p text:style-name="P2">Mi consejo sería que hagas una investigación exhaustiva de mercado, conozcas bien a tus clientes potenciales y estés dispuesto a trabajar duro y aprender de tus errores. Además, mantén siempre la pasión y la visión clara de tu negocio, y busca apoyo y asesoramiento cuando sea necesario para tomar decisiones informadas.</text:p>
        </text:list-item>
        <text:list-item>
          <text:p text:style-name="P5">¿Cómo ha evolucionado tu tienda desde que la abriste?</text:p>
          <text:p text:style-name="P2">la evolución de mi tienda de electrónica ha estado en línea con las tendencias del mercado y las necesidades cambiantes de los clientes. Estoy comprometido a seguir adaptándome y mejorando para ofrecer una experiencia de compra excepcional y mantenerme competitivo en la industria.</text:p>
        </text:list-item>
        <text:list-item>
          <text:p text:style-name="P4">¿Cómo te has adaptado a los cambios tecnológicos y las tendencias del mercado en la industria de la electrónica a lo largo del tiempo?</text:p>
          <text:p text:style-name="P2">Para adaptarme a los cambios tecnológicos y a las tendencias del mercado en la industria de la electrónica, he seguido de cerca las últimas tendencias, proporcionando capacitación continua a mi personal y ofreciendo productos inteligentes para el hogar. También optimicé nuestro comercio electrónico, colaboré con fabricantes líderes, promoví productos sostenibles y participé en eventos de la industria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9:53:40.970276742</meta:creation-date>
    <dc:date>2023-10-17T22:34:57.061149193</dc:date>
    <meta:editing-duration>PT14M22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24" meta:word-count="719" meta:character-count="4611" meta:non-whitespace-character-count="3919"/>
  </office:meta>
</office:document-meta>
</file>